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text-properties officeooo:paragraph-rsid="000532b3"/>
    </style:style>
    <style:style style:name="P2" style:family="paragraph" style:parent-style-name="Standard">
      <style:text-properties style:font-name="Cantarell" fo:font-size="22pt" officeooo:rsid="000532b3" officeooo:paragraph-rsid="000532b3" style:font-size-asian="19.25pt" style:font-size-complex="22pt"/>
    </style:style>
    <style:style style:name="P3" style:family="paragraph" style:parent-style-name="Standard">
      <style:paragraph-properties fo:text-align="start" style:justify-single-word="false"/>
      <style:text-properties style:font-name="Cantarell" fo:font-size="22pt" officeooo:rsid="000532b3" officeooo:paragraph-rsid="000532b3" style:font-size-asian="19.25pt" style:font-size-complex="22pt"/>
    </style:style>
    <style:style style:name="P4" style:family="paragraph" style:parent-style-name="Heading_20_1">
      <style:paragraph-properties fo:text-align="center" style:justify-single-word="false"/>
      <style:text-properties style:font-name="Cantarell" fo:font-size="22pt" officeooo:rsid="000532b3" officeooo:paragraph-rsid="000532b3" style:font-size-asian="19.25pt" style:font-size-complex="22pt"/>
    </style:style>
    <style:style style:name="P5" style:family="paragraph" style:parent-style-name="Preformatted_20_Text">
      <style:paragraph-properties fo:margin-left="0cm" fo:margin-right="0cm" fo:text-indent="0cm" style:auto-text-indent="false"/>
      <style:text-properties style:font-name="Cantarell" officeooo:paragraph-rsid="000532b3"/>
    </style:style>
    <style:style style:name="P6" style:family="paragraph" style:parent-style-name="Text_20_body">
      <style:paragraph-properties fo:margin-left="0cm" fo:margin-right="0cm" fo:text-indent="0cm" style:auto-text-indent="false"/>
      <style:text-properties style:font-name="Cantarell" officeooo:paragraph-rsid="000532b3"/>
    </style:style>
    <style:style style:name="P7" style:family="paragraph" style:parent-style-name="Preformatted_20_Text">
      <style:paragraph-properties fo:margin-top="0cm" fo:margin-bottom="0.499cm" style:contextual-spacing="false"/>
      <style:text-properties style:font-name="Cantarell"/>
    </style:style>
    <style:style style:name="P8" style:family="paragraph" style:parent-style-name="Heading_20_3">
      <style:paragraph-properties fo:text-align="start" style:justify-single-word="false"/>
      <style:text-properties style:font-name="Cantarell" fo:font-size="18pt" officeooo:rsid="000532b3" officeooo:paragraph-rsid="000532b3" style:font-size-asian="15.75pt" style:font-size-complex="18pt"/>
    </style:style>
    <style:style style:name="P9" style:family="paragraph" style:parent-style-name="Text_20_body">
      <style:paragraph-properties fo:text-align="start" style:justify-single-word="false"/>
      <style:text-properties style:font-name="Cantarell" fo:font-size="18pt" officeooo:rsid="000532b3" officeooo:paragraph-rsid="000532b3" style:font-size-asian="15.75pt" style:font-size-complex="18pt"/>
    </style:style>
    <style:style style:name="P10" style:family="paragraph" style:parent-style-name="Text_20_body">
      <style:paragraph-properties fo:text-align="center" style:justify-single-word="false"/>
      <style:text-properties style:font-name="Cantarell" fo:font-size="18pt" officeooo:rsid="000532b3" officeooo:paragraph-rsid="000532b3" style:font-size-asian="15.75pt" style:font-size-complex="18pt"/>
    </style:style>
    <style:style style:name="P11" style:family="paragraph" style:parent-style-name="Heading_20_3">
      <style:text-properties style:font-name="Cantarell" fo:font-size="18pt" style:font-size-asian="18pt" style:font-size-complex="18pt"/>
    </style:style>
    <style:style style:name="P12" style:family="paragraph" style:parent-style-name="Heading_20_3">
      <style:paragraph-properties fo:text-align="start" style:justify-single-word="false"/>
      <style:text-properties style:font-name="Cantarell" fo:font-size="18pt" officeooo:rsid="000532b3" officeooo:paragraph-rsid="000532b3" style:font-size-asian="18pt" style:font-size-complex="18pt"/>
    </style:style>
    <style:style style:name="P13" style:family="paragraph" style:parent-style-name="Text_20_body">
      <style:text-properties style:font-name="Cantarell" fo:font-size="18pt" style:font-size-asian="18pt" style:font-size-complex="18pt"/>
    </style:style>
    <style:style style:name="P14" style:family="paragraph" style:parent-style-name="Text_20_body">
      <style:paragraph-properties fo:margin-left="0cm" fo:margin-right="0cm" fo:text-indent="0cm" style:auto-text-indent="false"/>
      <style:text-properties style:font-name="Cantarell"/>
    </style:style>
    <style:style style:name="P15" style:family="paragraph" style:parent-style-name="Text_20_body">
      <style:text-properties style:font-name="Cantarell"/>
    </style:style>
    <style:style style:name="P16" style:family="paragraph" style:parent-style-name="Text_20_body">
      <style:text-properties style:font-name="Cantarell" fo:font-size="12pt" style:font-size-asian="10.5pt" style:font-size-complex="12pt"/>
    </style:style>
    <style:style style:name="P17" style:family="paragraph" style:parent-style-name="Preformatted_20_Text">
      <style:paragraph-properties fo:margin-top="0cm" fo:margin-bottom="0.499cm" style:contextual-spacing="false"/>
      <style:text-properties style:font-name="Cantarell"/>
    </style:style>
    <style:style style:name="P18" style:family="paragraph" style:parent-style-name="Preformatted_20_Text">
      <style:paragraph-properties fo:margin-top="0cm" fo:margin-bottom="0.499cm" style:contextual-spacing="false"/>
      <style:text-properties style:font-name="Cantarell" fo:font-size="12pt" style:font-size-asian="12pt" style:font-size-complex="12pt"/>
    </style:style>
    <style:style style:name="P19" style:family="paragraph" style:parent-style-name="Quotations" style:list-style-name="L1"/>
    <style:style style:name="P20" style:family="paragraph" style:parent-style-name="Quotations" style:list-style-name="L1">
      <style:paragraph-properties fo:margin-top="0cm" fo:margin-bottom="0cm" style:contextual-spacing="false"/>
    </style:style>
    <style:style style:name="P21" style:family="paragraph" style:parent-style-name="Quotations" style:list-style-name="L2"/>
    <style:style style:name="P22" style:family="paragraph" style:parent-style-name="Quotations" style:list-style-name="L2">
      <style:text-properties style:font-name="Cantarell"/>
    </style:style>
    <style:style style:name="P23" style:family="paragraph" style:parent-style-name="Quotations" style:list-style-name="L2">
      <style:paragraph-properties fo:margin-top="0cm" fo:margin-bottom="0cm" style:contextual-spacing="false"/>
      <style:text-properties style:font-name="Cantarell"/>
    </style:style>
    <style:style style:name="P24" style:family="paragraph" style:parent-style-name="Quotations" style:list-style-name="L3">
      <style:text-properties style:font-name="Cantarell"/>
    </style:style>
    <style:style style:name="P25" style:family="paragraph" style:parent-style-name="Quotations" style:list-style-name="L4">
      <style:text-properties style:font-name="Cantarell"/>
    </style:style>
    <style:style style:name="P26" style:family="paragraph" style:parent-style-name="Quotations" style:list-style-name="L4">
      <style:text-properties style:font-name="Cantarell" officeooo:paragraph-rsid="000813e2"/>
    </style:style>
    <style:style style:name="P27" style:family="paragraph" style:parent-style-name="Text_20_body" style:list-style-name="L1">
      <style:text-properties style:font-name="Cantarell"/>
    </style:style>
    <style:style style:name="P28" style:family="paragraph" style:parent-style-name="Text_20_body" style:list-style-name="L2">
      <style:text-properties style:font-name="Cantarell"/>
    </style:style>
    <style:style style:name="P29" style:family="paragraph" style:parent-style-name="Text_20_body" style:list-style-name="L3">
      <style:text-properties style:font-name="Cantarell"/>
    </style:style>
    <style:style style:name="P30" style:family="paragraph" style:parent-style-name="Text_20_body" style:list-style-name="L4">
      <style:text-properties style:font-name="Cantarell"/>
    </style:style>
    <style:style style:name="P31" style:family="paragraph" style:parent-style-name="Text_20_body">
      <style:paragraph-properties fo:margin-left="0cm" fo:margin-right="0cm" fo:text-indent="0cm" style:auto-text-indent="false"/>
      <style:text-properties style:font-name="Cantarell" officeooo:paragraph-rsid="0009025d"/>
    </style:style>
    <style:style style:name="P32" style:family="paragraph" style:parent-style-name="Text_20_body">
      <style:paragraph-properties fo:margin-left="0cm" fo:margin-right="0cm" fo:text-indent="0cm" style:auto-text-indent="false"/>
      <style:text-properties style:font-name="Cantarell" fo:font-size="10pt" officeooo:paragraph-rsid="0009025d" style:font-size-asian="10pt" style:font-size-complex="10pt"/>
    </style:style>
    <style:style style:name="P33" style:family="paragraph" style:parent-style-name="Text_20_body" style:list-style-name="L2">
      <style:text-properties officeooo:paragraph-rsid="000532b3"/>
    </style:style>
    <style:style style:name="T1" style:family="text">
      <style:text-properties officeooo:rsid="000813e2"/>
    </style:style>
    <style:style style:name="T2" style:family="text">
      <style:text-properties style:font-name="Cantarell"/>
    </style:style>
    <style:style style:name="T3" style:family="text">
      <style:text-properties style:font-name="Cantarell" officeooo:rsid="000813e2"/>
    </style:style>
    <style:style style:name="T4" style:family="text">
      <style:text-properties fo:font-size="16pt" style:font-size-asian="16pt" style:font-size-complex="16pt"/>
    </style:style>
    <style:style style:name="T5" style:family="text">
      <style:text-properties officeooo:rsid="0009025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dam STIEVENARD</text:p>
      <text:p text:style-name="P2">Sulivan CERDAN</text:p>
      <text:p text:style-name="P2"/>
      <text:h text:style-name="P4" text:outline-level="1">SAE-2.04-BDD</text:h>
      <text:p text:style-name="P10">Rapport 1</text:p>
      <text:p text:style-name="P10"/>
      <text:p text:style-name="P10"/>
      <text:h text:style-name="P8" text:outline-level="3">Exo1: Comprendre les Données</text:h>
      <text:p text:style-name="P14"><text:bookmark text:name="user-content-exo1-comprendre-les-données"/>Q1: Analyse du fichier récupéré</text:p>
      <text:list text:style-name="L1">
        <text:list-item>
          <text:p text:style-name="P27">Combien y-a t-il de lignes ? Justifiez !</text:p>
          <text:p text:style-name="P19"><text:span text:style-name="T2">Il y a </text:span><text:span text:style-name="Strong_20_Emphasis"><text:span text:style-name="T2">13870 lignes</text:span></text:span><text:span text:style-name="T2"> (entête incluse), la commande pour le trouver le nombre de lignes </text:span><text:span text:style-name="Source_20_Text"><text:span text:style-name="T2">wc -l &lt;fichier.csv&gt;</text:span></text:span><text:span text:style-name="T2"> donc la commande est </text:span><text:span text:style-name="Source_20_Text"><text:span text:style-name="T2">wc -l fr-esr-parcoursup.csv</text:span></text:span><text:span text:style-name="T2">.</text:span></text:p>
        </text:list-item>
        <text:list-item>
          <text:p text:style-name="P27">Que représente une ligne ?</text:p>
          <text:p text:style-name="P19"><text:span text:style-name="T2">chaque ligne représente </text:span><text:span text:style-name="Strong_20_Emphasis"><text:span text:style-name="T2">une école</text:span></text:span><text:span text:style-name="T2"> que l'on retrouve dans Parcoursup.</text:span></text:p>
        </text:list-item>
        <text:list-item>
          <text:p text:style-name="P27">Combien y-a t-il de colonnes ? Justifiez !</text:p>
          <text:p text:style-name="P19"><text:span text:style-name="T2">Il y a </text:span><text:span text:style-name="Strong_20_Emphasis"><text:span text:style-name="T2">118 colonnes</text:span></text:span><text:span text:style-name="T2">. la commande pour le trouver le nombre de colonnes est </text:span><text:span text:style-name="Source_20_Text"><text:span text:style-name="T2">head -n 1 &lt;fichier.csv&gt; | tr ';' '\n' | wc -l</text:span></text:span><text:span text:style-name="T2"> donc la commande que l'on utilise est </text:span><text:span text:style-name="Source_20_Text"><text:span text:style-name="T2">head -n 1 fr-esr-parcoursup.csv | tr ';' '\n' | wc -l</text:span></text:span><text:span text:style-name="T2">.</text:span></text:p>
        </text:list-item>
        <text:list-item>
          <text:p text:style-name="P27">Quelle colonne identifie un établissement ? (numéro et nom de col)</text:p>
          <text:p text:style-name="P19"><text:span text:style-name="T2">C’est la </text:span><text:span text:style-name="Strong_20_Emphasis"><text:span text:style-name="T2">3ème colonne</text:span></text:span><text:span text:style-name="T2"> qui s’appelle </text:span><text:span text:style-name="Emphasis"><text:span text:style-name="T2">Code UAI de l'établissement</text:span></text:span><text:span text:style-name="T2">.</text:span></text:p>
        </text:list-item>
        <text:list-item>
          <text:p text:style-name="P27">Quelle colonne identifie une formation ? (numéro et nom de col)</text:p>
          <text:p text:style-name="P19"><text:span text:style-name="T2">C’est la </text:span><text:span text:style-name="Strong_20_Emphasis"><text:span text:style-name="T2">14ème colonnes</text:span></text:span><text:span text:style-name="T2"> qui s’appelle </text:span><text:span text:style-name="Emphasis"><text:span text:style-name="T2">Filière de formation</text:span></text:span><text:span text:style-name="T2">.</text:span></text:p>
        </text:list-item>
        <text:list-item>
          <text:p text:style-name="P27">Combien de lignes font référence à notre BUT Informatique ?</text:p>
          <text:p text:style-name="P19"><text:span text:style-name="T2">Il y a </text:span><text:span text:style-name="Strong_20_Emphasis"><text:span text:style-name="T2">1 lignes</text:span></text:span><text:span text:style-name="T2">. La commande pour connaître le nombre de ligne qui fait référence au BUT - Informatique est </text:span><text:span text:style-name="Source_20_Text"><text:span text:style-name="T2">cat &lt;fichier.csv&gt; | grep 'BUT - Informatique' | grep 'Lille'| wc -l</text:span></text:span><text:span text:style-name="T2"> donc la commande que l'on utilise est </text:span><text:span text:style-name="Source_20_Text"><text:span text:style-name="T2">cat fr-esr- parcoursup.csv | grep ‘BUT - Informatique’ | grep 'Lille' | wc -l</text:span></text:span><text:span text:style-name="T2">.</text:span></text:p>
        </text:list-item>
        <text:list-item>
          <text:p text:style-name="P27">Quelle colonne identifie un département ? (numéro et nom)</text:p>
          <text:p text:style-name="P19"><text:soft-page-break/><text:span text:style-name="T2">C’est la </text:span><text:span text:style-name="Strong_20_Emphasis"><text:span text:style-name="T2">5ème colonne</text:span></text:span><text:span text:style-name="T2"> qui se nomme </text:span><text:span text:style-name="Emphasis"><text:span text:style-name="T2">Code départemental de l’établissement</text:span></text:span><text:span text:style-name="T2">.</text:span></text:p>
        </text:list-item>
        <text:list-item>
          <text:p text:style-name="P27">Comment envisagez vous importer ces données ?</text:p>
          <text:p text:style-name="P19"><text:span text:style-name="T2">la commande pour </text:span><text:span text:style-name="Strong_20_Emphasis"><text:span text:style-name="T2">importer des données</text:span></text:span><text:span text:style-name="T2"> est </text:span><text:span text:style-name="Source_20_Text"><text:span text:style-name="T2">\copy &lt;nomTable&gt; &lt;nomFichier&gt; DELIMITER ';'</text:span></text:span><text:span text:style-name="T2"> donc la commande que l'on utilise </text:span><text:span text:style-name="Source_20_Text"><text:span text:style-name="T2">\copy &lt;import&gt; &lt;fr-esr-parcoursup.csv&gt; DELIMITER ';'</text:span></text:span></text:p>
        </text:list-item>
        <text:list-item>
          <text:p text:style-name="P27">Quels problèmes identifiez vous dans ces données initiales ? (il y en a sûrement plusieurs, expliquez les clairement)</text:p>
          <text:list>
            <text:list-item>
              <text:p text:style-name="P20"><text:span text:style-name="T2">Il y a </text:span><text:span text:style-name="Strong_20_Emphasis"><text:span text:style-name="T2">des doublons</text:span></text:span><text:span text:style-name="T2"> dans les </text:span><text:span text:style-name="Emphasis"><text:span text:style-name="T2">filières de formation</text:span></text:span><text:span text:style-name="T2"> </text:span></text:p>
            </text:list-item>
            <text:list-item>
              <text:p text:style-name="P19"><text:span text:style-name="T2">il y a de </text:span><text:span text:style-name="Strong_20_Emphasis"><text:span text:style-name="T2">la redondance</text:span></text:span><text:span text:style-name="T2"> (nombre d'admis néo-bachelier </text:span><text:span text:style-name="Emphasis"><text:span text:style-name="T2">n56</text:span></text:span><text:span text:style-name="T2"> qui est en réalité </text:span><text:span text:style-name="Emphasis"><text:span text:style-name="T2">n57 + n58 + n59</text:span></text:span><text:span text:style-name="T2">).   </text:span></text:p>
            </text:list-item>
          </text:list>
        </text:list-item>
      </text:list>
      <text:p text:style-name="P15">Q2. Importer les données</text:p>
      <text:list text:style-name="L2">
        <text:list-item>
          <text:p text:style-name="P28">Fournir un fichier dico.xls permettant la correspondance entre les numéros de colonnes et les noms du fichier initial. Expliquez comment vous vous y êtes pris pour le constituer.</text:p>
          <text:p text:style-name="P21"><text:span text:style-name="T2">le fichier mk_dico.sh, qui </text:span><text:span text:style-name="Strong_20_Emphasis"><text:span text:style-name="T2">créé le fichier</text:span></text:span><text:span text:style-name="T2"> dico.xls, est appelé dans parcoursup.sql<text:line-break/>il fait </text:span><text:span text:style-name="Strong_20_Emphasis"><text:span text:style-name="T2">une boucle</text:span></text:span><text:span text:style-name="T2"> qui à chaque tour de boucle </text:span><text:span text:style-name="Emphasis"><text:span text:style-name="T2">ajoute "n" et l'indice du tour puis ajoute le délimiteur ','</text:span></text:span><text:span text:style-name="T2"><text:line-break/>il </text:span><text:span text:style-name="Strong_20_Emphasis"><text:span text:style-name="T2">enlève</text:span></text:span><text:span text:style-name="T2"> ensuite le dernier ',' qui ne sert pas.</text:span></text:p>
        </text:list-item>
        <text:list-item>
          <text:p text:style-name="P28">Créer une table import permettant l’importation de ces données (fournir le code)</text:p>
          <text:p text:style-name="P21"><text:span text:style-name="Source_20_Text"><text:span text:style-name="T2">CREATE TEMP TABLE import(n1 INT, n2 TEXT, n3 CHAR(10), n4 TEXT, n5 CHAR(3), n6 TEXT, n7 TEXT, n8 TEXT, n9 TEXT, n10 TEXT, n11 TEXT, n12 TEXT, n13 TEXT, n14 TEXT, n15 TEXT, n16 TEXT, n17 TEXT, n18 INT, n19 INT, n20 INT, n21 INT, n22 INT, n23 INT, n24 INT, n25 INT, n26 INT, n27 INT, n28 INT, n29 INT, n30 INT, n31 INT, n32 INT, n33 INT, n34 INT, n35 INT, n36 INT, n37 INT, n38 INT, n39 INT, n40 INT, n41 INT, n42 INT, n43 INT, n44 INT, n45 INT, n46 INT, n47 INT, n48 INT, n49 INT, n50 INT, n51 FLOAT, n52 FLOAT, n53 FLOAT, n54 FLOAT, n55 INT, n56 INT, n57 INT, n58 INT, n59 INT, n60 INT, n61 INT, n62 INT, n63 INT, n64 INT, n65 INT, n66 FLOAT, n67 INT, n68 INT, n69 INT, n70 INT, n71 INT, n72 INT, n73 INT, n74 FLOAT, n75 FLOAT, n76 FLOAT, n77 FLOAT, n78 FLOAT, n79 FLOAT, n80 FLOAT, n81 FLOAT, n82 FLOAT, n83 FLOAT, n84 FLOAT, n85 FLOAT, n86 FLOAT, n87 FLOAT, n88 FLOAT, n89 FLOAT, n90 FLOAT, n91 FLOAT, n92 FLOAT, n93 FLOAT, n94 FLOAT, n95 FLOAT, n96 FLOAT, n97 FLOAT, n98 FLOAT, n99 FLOAT, n100 FLOAT, n101 FLOAT, n102 TEXT, n103 TEXT, n104 TEXT, n105 TEXT, n106 TEXT, n107 TEXT, n108 TEXT, n109 TEXT, n110 INT, n111 TEXT, n112 TEXT, n113 TEXT, n114 FLOAT, n115 FLOAT, n116 FLOAT, n117 CHAR(6), n118 CHAR(6));</text:span></text:span></text:p>
        </text:list-item>
      </text:list>
      <text:p text:style-name="Text_20_body"><text:span text:style-name="Emphasis"><text:span text:style-name="T2"/></text:span></text:p>
      <text:p text:style-name="Text_20_body"><text:span text:style-name="Emphasis"><text:span text:style-name="T2"/></text:span></text:p>
      <text:list text:continue-numbering="true" text:style-name="L2">
        <text:list-item>
          <text:p text:style-name="P28"><text:soft-page-break/>Remplir cette table avec les données récupérées (fournir le code)</text:p>
          <text:p text:style-name="P22">\copy import FROM data.csv CSV DELIMITER ';'; </text:p>
          <text:list>
            <text:list-header>
              <text:p text:style-name="P23"/>
            </text:list-header>
          </text:list>
        </text:list-item>
        <text:list-item>
          <text:p text:style-name="P33"><text:span text:style-name="T2">En s’appuyant sur la table import fournir les requêtes et les réponses qui permettent de savoir<text:line-break/>* (a) Combien il y a de formations gérés par ParcourSup ?<text:line-break/> </text:span><text:span text:style-name="Source_20_Text"><text:span text:style-name="T2">SELECT COUNT(*) AS "N</text:span></text:span><text:span text:style-name="Source_20_Text"><text:span text:style-name="T3">b </text:span></text:span><text:span text:style-name="Source_20_Text"><text:span text:style-name="T2">ligne import" FROM import;</text:span></text:span></text:p>
          <text:p text:style-name="P33"><text:span text:style-name="T2"><text:line-break/>* (b) Combien il y a d’établissements gérés par ParcourSup ?<text:line-break/> </text:span><text:span text:style-name="Source_20_Text"><text:span text:style-name="T2">SELECT COUNT(DISTINCT n3) AS "N</text:span></text:span><text:span text:style-name="Source_20_Text"><text:span text:style-name="T3">b</text:span></text:span><text:span text:style-name="Source_20_Text"><text:span text:style-name="T2"> établissement" FROM import;</text:span></text:span></text:p>
          <text:p text:style-name="P33"><text:span text:style-name="T2"><text:line-break/>* (c) Combien il y a de formations pour l’université de Lille ?<text:line-break/> </text:span><text:span text:style-name="Source_20_Text"><text:span text:style-name="T2">SELECT COUNT(*) AS "Nb formation Univ Lille" FROM import WHERE n4 LIKE '%Université de Lille%';</text:span></text:span></text:p>
          <text:p text:style-name="P33"><text:span text:style-name="T2"><text:line-break/>* (d) Combien il y a de formations pour notre IUT ?<text:line-break/> </text:span><text:span text:style-name="Source_20_Text"><text:span text:style-name="T2">SELECT COUNT(*) AS "Nb formation </text:span></text:span><text:span text:style-name="Source_20_Text"><text:span text:style-name="T3">notre </text:span></text:span><text:span text:style-name="Source_20_Text"><text:span text:style-name="T2">IUT" FROM import WHERE n4 = 'Institut universitaire de technologie de Lille - Université de Lille';</text:span></text:span></text:p>
          <text:p text:style-name="P33"><text:span text:style-name="T2"><text:line-break/>* (e) Quel est le code du BUT Informatique de l’université de Lille ?<text:line-break/></text:span><text:span text:style-name="Emphasis"><text:span text:style-name="T2"> </text:span></text:span><text:span text:style-name="Source_20_Text"><text:span text:style-name="T2">SELECT n3 AS "Code BUT info Univ Lille" FROM import WHERE n4 = 'Institut universitaire de technologie de Lille - Université de Lille' AND n10 = 'BUT – Informatique';</text:span></text:span></text:p>
          <text:p text:style-name="P33"><text:span text:style-name="T2"><text:line-break/>* (f) Citez 5 colonnes contenant des valeurs nulles<text:line-break/></text:span><text:span text:style-name="Emphasis"><text:span text:style-name="T2"> </text:span></text:span><text:span text:style-name="Source_20_Text"><text:span text:style-name="T2">\echo "5 colonnes val nul</text:span></text:span><text:span text:style-name="Source_20_Text"><text:span text:style-name="T3">l</text:span></text:span><text:span text:style-name="Source_20_Text"><text:span text:style-name="T2"> : n22, n37, n38, n54, n70"</text:span></text:span></text:p>
        </text:list-item>
      </text:list>
      <text:p text:style-name="P15"/>
      <text:p text:style-name="P15"/>
      <text:p text:style-name="P15"/>
      <text:p text:style-name="P15"/>
      <text:h text:style-name="P11" text:outline-level="3"/>
      <text:p text:style-name="P13"/>
      <text:p text:style-name="P16"/>
      <text:p text:style-name="P16"/>
      <text:h text:style-name="P11" text:outline-level="3"><text:soft-page-break/>Exo 2 : Ventiler les données</text:h>
      <text:p text:style-name="P14"><text:bookmark text:name="user-content-exo-2--ventiler-les-données"/>Q1. Normalisation des données</text:p>
      <text:list text:style-name="L3">
        <text:list-item>
          <text:p text:style-name="P29">Fournir le MCD correspondant à votre structuration</text:p>
          <text:p text:style-name="P24">c'est parcoursup.mcd</text:p>
        </text:list-item>
      </text:list>
      <text:p text:style-name="P15"/>
      <text:p text:style-name="P15">Q2. Une question de taille !</text:p>
      <text:list text:style-name="L4">
        <text:list-item>
          <text:p text:style-name="P30">Quelle taille en octet fait le fichier récupéré ?</text:p>
          <text:p text:style-name="P25"><text:span text:style-name="T1">Le fichier fait </text:span>12423586 octets</text:p>
        </text:list-item>
        <text:list-item>
          <text:p text:style-name="P30">Quelle taille en octet fait la table import ?</text:p>
          <text:p text:style-name="P25"><text:span text:style-name="T1">La table import fait </text:span>18644992 octets</text:p>
        </text:list-item>
        <text:list-item>
          <text:p text:style-name="P30">Quelle taille en octet fait la somme des tables créées ?</text:p>
          <text:p text:style-name="P25"><text:span text:style-name="T1">La somme des tables fait </text:span>983040 octets</text:p>
        </text:list-item>
        <text:list-item>
          <text:p text:style-name="P30">Quelle taille en octet fait la somme des tailles des fichiers exportés correspondant à ces tables ?</text:p>
          <text:p text:style-name="P26">94090 octets <text:span text:style-name="T1">pour </text:span>commune.csv </text:p>
          <text:p text:style-name="P26">1681546 octets pour formation.csv </text:p>
          <text:p text:style-name="P26">308533 octets pour etablissement.csv</text:p>
          <text:p text:style-name="P26"><text:s/>695369 octets pour effectif_admis.csv </text:p>
          <text:p text:style-name="P26">632395 octets pour neo_bacheliers_effectif.csv </text:p>
          <text:p text:style-name="P26">286885 octets pour boursiers_effectif.csv </text:p>
          <text:p text:style-name="P26"><text:span text:style-name="T1">la somme des fichiers exportés fait</text:span> 3698818 octets</text:p>
        </text:list-item>
      </text:list>
      <text:p text:style-name="P15"/>
      <text:p text:style-name="P9"/>
      <text:p text:style-name="P3"/>
      <text:p text:style-name="P3"/>
      <text:p text:style-name="P3"/>
      <text:p text:style-name="P3"/>
      <text:h text:style-name="P12" text:outline-level="3"><text:soft-page-break/>Exercice 3 : Requêtage</text:h>
      <text:p text:style-name="P6"><text:bookmark text:name="user-content-exercice-3--requêtage"/><text:span text:style-name="T4">Q1. </text:span>Écrire une requête qui, à partir de import affiche le contenu de la colonne n56 et le re-calcul de celle-ci à partir d’autres colonnes de import (2 cols).</text:p>
      <text:p text:style-name="P1"><text:span text:style-name="Source_20_Text"><text:span text:style-name="T2">SELECT n56 as "Effectif des admis néo bacheliers", n57+n58+n59 as "Re-calcul" FROM import;</text:span></text:span></text:p>
      <text:p text:style-name="P6"><text:line-break/><text:span text:style-name="T4">Q2. </text:span>Quelle requête vous permet de savoir que ce re-calcul est parfaitement exact ?</text:p>
      <text:p text:style-name="P1"><text:span text:style-name="Source_20_Text"><text:span text:style-name="T2">SELECT n56 , n57+n58+n59 FROM import WHERE n56 &lt;&gt; n57+n58+n59;</text:span></text:span></text:p>
      <text:p text:style-name="P6"><text:line-break/><text:span text:style-name="T4">Q3. </text:span>Écrire une requête qui, à partir de import affiche le contenu de la colonne n74 et le re-calcul de celle-ci à partir d’autres colonnes de import (2 cols).</text:p>
      <text:p text:style-name="P1"><text:span text:style-name="Source_20_Text"><text:span text:style-name="T2">SELECT n74 as "taux d’admis à l'ouverture de la procédure principale", ROUND((case WHEN n47 &lt;&gt; 0 THEN n51/n47 else 0 end)*100) as "Re-calcul" FROM import;</text:span></text:span></text:p>
      <text:p text:style-name="P6"><text:line-break/><text:span text:style-name="T4">Q4. </text:span>Quelle requête vous permet de savoir que ce re-calcul est parfaitement exact ?</text:p>
      <text:p text:style-name="P5">SELECT n74, ROUND((case WHEN n47 &lt;&gt; 0 THEN n51/n47 else 0 end)*100) FROM import WHERE n74 &lt;&gt; ROUND((case WHEN n47 &lt;&gt; 0 THEN n51/n47 else 0 end)*100);</text:p>
      <text:p text:style-name="P6"><text:line-break/><text:span text:style-name="T4">Q5. </text:span>Ecrire une requête qui, à partir de import affiche le contenu de la colonne n76 et le re-calcul de celle-ci à partir d’autres colonnes de import (2 cols). A partir de combien de décimales ces données sont exactes ?</text:p>
      <text:p text:style-name="P5">SELECT n76 as "taux d’admis avant la fin de la procédure principale", ROUND((case WHEN n47 &lt;&gt; 0 THEN n53/n47 else 0 end)*100) as "Re-calcul" FROM import;</text:p>
      <text:p text:style-name="P7">SELECT n76, ROUND((case WHEN n47 &lt;&gt; 0 THEN n53/n47 else 0 end)*100) FROM import WHERE n76 &lt;&gt; ROUND((case WHEN n47 &lt;&gt; 0 THEN n53/n47 else 0 end)*100);</text:p>
      <text:p text:style-name="P7"/>
      <text:p text:style-name="P31"><text:span text:style-name="T4">Q6. </text:span>Fournir la même requête sur vos tables ventilées.</text:p>
      <text:p text:style-name="P32">SELECT ROUND((case WHEN nb_ayant_accepter_prop &lt;&gt; 0 THEN nb_admis_avant_fin_p/nb_ayant_accepter_prop else 0 end)*100) from effectifFormation;</text:p>
      <text:p text:style-name="P31"><text:line-break/><text:span text:style-name="T4">Q7. </text:span>Ecrire une requête qui, à partir de import affiche la n81 et la manière de la recalculer. A partir de combien de décimales ces données sont exactes ?</text:p>
      <text:p text:style-name="P5">SELECT n81 as "taux d’admis néo bacheliers boursiers", ROUND((case WHEN n56 &lt;&gt; 0 THEN n55/(n56+0.0) else 1.0 end)*100) FROM import GROUP BY n81, n55, n56;</text:p>
      <text:p text:style-name="P7">SELECT n81, ROUND((case WHEN n56 &lt;&gt; 0 THEN n55/(n56+0.0) else 1.0 end)*100) FROM import WHERE n81 &lt;&gt; ROUND((case WHEN n56 &lt;&gt; 0 THEN n55/(n56+0.0) else 1 end)*100);</text:p>
      <text:p text:style-name="P7"/>
      <text:p text:style-name="P18"><text:soft-page-break/><text:span text:style-name="T4">Q8.</text:span> Fournir la même requête sur vos tables ventilées.</text:p>
      <text:p text:style-name="P7">SELECT ROUND((case WHEN (nb_nouveau_admis_G+nb_nouveau_admis_T+nb_nouveau_admis_P) &lt;&gt; 0 <text:span text:style-name="T5">t</text:span>hen nb_admis_nouveau_boursier/ (nb_nouveau_admis_G+nb_nouveau_admis_T+nb_nouveau_admis_P+0.0) else 0.0 end)*100) from effectifFormation GROUP BY nb_admis_nouveau_boursier (nb_nouveau_admis_G+nb_nouveau_admis_T+nb_nouveau_admis_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0T11:45:03.595793234</meta:creation-date>
    <dc:date>2024-04-20T18:31:06.285776269</dc:date>
    <meta:editing-duration>PT1H28M37S</meta:editing-duration>
    <meta:editing-cycles>7</meta:editing-cycles>
    <meta:generator>LibreOffice/7.6.5.2$Linux_X86_64 LibreOffice_project/60$Build-2</meta:generator>
    <meta:document-statistic meta:table-count="0" meta:image-count="0" meta:object-count="0" meta:page-count="6" meta:paragraph-count="77" meta:word-count="1371" meta:character-count="8081" meta:non-whitespace-character-count="6779"/>
  </office:meta>
</office:document-meta>
</file>